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553953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0ca48" officeooo:paragraph-rsid="0060ca48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85f7d" officeooo:paragraph-rsid="00685f7d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8f5d" officeooo:paragraph-rsid="00568f5d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ad18" officeooo:paragraph-rsid="0064d0cb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685f7d" officeooo:paragraph-rsid="00685f7d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style:text-underline-style="none" fo:font-weight="normal" officeooo:rsid="00685f7d" officeooo:paragraph-rsid="00685f7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b39e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a4fd1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913f8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a4fd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b39ed" officeooo:paragraph-rsid="005b39ed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b39ed" officeooo:paragraph-rsid="005b39e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b20c4" officeooo:paragraph-rsid="005b20c4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6b8106" officeooo:paragraph-rsid="006b810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a4fd1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a4fd1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6913f8" officeooo:paragraph-rsid="006913f8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fa1dc" officeooo:paragraph-rsid="006c9974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fd109" officeooo:paragraph-rsid="006c997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fd109" officeooo:paragraph-rsid="006c9974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6fd109" officeooo:paragraph-rsid="006c9974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60c22" officeooo:paragraph-rsid="006c9974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60c22" officeooo:paragraph-rsid="006c9974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fc10c" officeooo:paragraph-rsid="006c9974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6fc10c" officeooo:paragraph-rsid="006c9974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c73be" officeooo:paragraph-rsid="006c9974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c73be" officeooo:paragraph-rsid="006c9974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ce9c2" officeooo:paragraph-rsid="006c9974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ce9c2" officeooo:paragraph-rsid="006c9974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6c9974" officeooo:paragraph-rsid="006c997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4ed4c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c9974" officeooo:paragraph-rsid="006c9974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698" officeooo:paragraph-rsid="0064d0cb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6913f8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6a4fd1" officeooo:paragraph-rsid="006a4fd1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68f5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5bd7c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c9974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style:text-underline-style="none" fo:font-weight="normal" officeooo:rsid="005b39e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style:text-underline-style="none" fo:font-weight="normal" officeooo:rsid="00568f5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style:text-underline-style="none" fo:font-weight="normal" officeooo:rsid="006913f8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style:text-underline-style="none" fo:font-weight="normal" officeooo:rsid="005fae22" style:font-size-asian="12pt" style:font-weight-asian="normal" style:font-size-complex="12pt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45eea0" style:font-weight-asian="normal" style:font-weight-complex="normal"/>
    </style:style>
    <style:style style:name="T15" style:family="text">
      <style:text-properties style:text-underline-style="none" fo:font-weight="normal" officeooo:rsid="0061d0ac" style:font-weight-asian="normal" style:font-weight-complex="normal"/>
    </style:style>
    <style:style style:name="T16" style:family="text">
      <style:text-properties style:text-underline-style="none" fo:font-weight="normal" officeooo:rsid="00685f7d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61d0ac" style:font-weight-asian="bold" style:font-weight-complex="bold"/>
    </style:style>
    <style:style style:name="T19" style:family="text">
      <style:text-properties officeooo:rsid="0035db3e"/>
    </style:style>
    <style:style style:name="T20" style:family="text">
      <style:text-properties officeooo:rsid="00568f5d"/>
    </style:style>
    <style:style style:name="T21" style:family="text">
      <style:text-properties officeooo:rsid="005834c6"/>
    </style:style>
    <style:style style:name="T22" style:family="text">
      <style:text-properties officeooo:rsid="005b227f"/>
    </style:style>
    <style:style style:name="T23" style:family="text">
      <style:text-properties officeooo:rsid="005b39e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b39ed" style:font-weight-asian="bold" style:font-weight-complex="bold"/>
    </style:style>
    <style:style style:name="T26" style:family="text">
      <style:text-properties fo:font-weight="bold" officeooo:rsid="005b227f" style:font-weight-asian="bold" style:font-weight-complex="bold"/>
    </style:style>
    <style:style style:name="T27" style:family="text">
      <style:text-properties fo:font-weight="bold" officeooo:rsid="0061d0ac" style:font-weight-asian="bold" style:font-weight-complex="bold"/>
    </style:style>
    <style:style style:name="T28" style:family="text">
      <style:text-properties fo:font-weight="bold" officeooo:rsid="00675955" style:font-weight-asian="bold" style:font-weight-complex="bold"/>
    </style:style>
    <style:style style:name="T29" style:family="text">
      <style:text-properties fo:font-weight="bold" officeooo:rsid="00685f7d" style:font-weight-asian="bold" style:font-weight-complex="bold"/>
    </style:style>
    <style:style style:name="T30" style:family="text">
      <style:text-properties fo:font-weight="bold" officeooo:rsid="006c9974" style:font-weight-asian="bold" style:font-weight-complex="bold"/>
    </style:style>
    <style:style style:name="T31" style:family="text">
      <style:text-properties officeooo:rsid="005dd640"/>
    </style:style>
    <style:style style:name="T32" style:family="text">
      <style:text-properties officeooo:rsid="0063c371"/>
    </style:style>
    <style:style style:name="T3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58cd89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64d0cb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7" style:family="text">
      <style:text-properties officeooo:rsid="0064dae7"/>
    </style:style>
    <style:style style:name="T38" style:family="text">
      <style:text-properties officeooo:rsid="00675955"/>
    </style:style>
    <style:style style:name="T39" style:family="text">
      <style:text-properties officeooo:rsid="0061d0ac"/>
    </style:style>
    <style:style style:name="T40" style:family="text">
      <style:text-properties officeooo:rsid="0068782f"/>
    </style:style>
    <style:style style:name="T41" style:family="text">
      <style:text-properties officeooo:rsid="006913f8"/>
    </style:style>
    <style:style style:name="T42" style:family="text">
      <style:text-properties officeooo:rsid="006a4fd1"/>
    </style:style>
    <style:style style:name="T43" style:family="text">
      <style:text-properties officeooo:rsid="006c9974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560c22"/>
    </style:style>
    <style:style style:name="T46" style:family="text">
      <style:text-properties officeooo:rsid="0074fd94"/>
    </style:style>
    <style:style style:name="T47" style:family="text">
      <style:text-properties fo:font-style="normal" officeooo:rsid="006c9974" style:font-style-asian="normal" style:font-style-complex="normal"/>
    </style:style>
    <style:style style:name="T48" style:family="text">
      <style:text-properties fo:font-style="normal" officeooo:rsid="005834c6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">2</text:span><text:span text:style-name="T3">0</text:span><text:span text:style-name="T7">5</text:span><text:span text:style-name="T2"> -</text:span><text:span text:style-name="T4"> Ground -</text:span><text:span text:style-name="T2"> </text:span><text:span text:style-name="T7">Multiplayer WSO </text:span><text:span text:style-name="T5">Preflight</text:span></text:p>
      <text:p text:style-name="P3"/>
      <text:p text:style-name="P38"><text:span text:style-name="T47">Preflight checklist for WSO in multiplayer</text:span><text:span text:style-name="T48"> -- WIP</text:span></text:p>
      <text:p text:style-name="P27"><text:span text:style-name="T44">MFDs and backup instruments:</text:span></text:p>
      <text:list xml:id="list3571895906" text:style-name="L8">
        <text:list-item>
          <text:p text:style-name="P30"><text:span text:style-name="T24">All MFDs</text:span> ... <text:span text:style-name="T24">ON</text:span></text:p>
        </text:list-item>
        <text:list-item>
          <text:p text:style-name="P30"><text:span text:style-name="T24">SAI</text:span> (Standby Attitude Indicator) ... <text:span text:style-name="T24">Uncage</text:span> and center (left lower instrument panel)</text:p>
        </text:list-item>
        <text:list-item>
          <text:p text:style-name="P30"><text:span text:style-name="T24">Backup altimeter</text:span> ... <text:span text:style-name="T24">Set to match QNH</text:span> (current altitude above sea level)</text:p>
        </text:list-item>
      </text:list>
      <text:p text:style-name="P27"><text:span text:style-name="T44">Left console:</text:span></text:p>
      <text:list xml:id="list83735092410138" text:continue-numbering="true" text:style-name="L8">
        <text:list-item>
          <text:p text:style-name="P30"><text:span text:style-name="T24">TGT FLIR switch</text:span> ... <text:span text:style-name="T24">STBY</text:span></text:p>
        </text:list-item>
        <text:list-item>
          <text:p text:style-name="P32"><text:span text:style-name="T24">LASER switch</text:span> ... <text:span text:style-name="T24">ARM</text:span></text:p>
        </text:list-item>
        <text:list-item>
          <text:p text:style-name="P28"><text:span text:style-name="T24">RWR/ICS switch</text:span> ... <text:span text:style-name="T24">COMBAT</text:span></text:p>
        </text:list-item>
        <text:list-item>
          <text:p text:style-name="P28"><text:span text:style-name="T24">ICS switch</text:span> ... <text:span text:style-name="T24">AUTO</text:span> or <text:span text:style-name="T24">MAN</text:span> (both do the same thing??)</text:p>
        </text:list-item>
        <text:list-item>
          <text:p text:style-name="P37"><text:span text:style-name="T24">MIC switch</text:span> ... <text:span text:style-name="T24">ON</text:span></text:p>
        </text:list-item>
      </text:list>
      <text:p text:style-name="P27"><text:span text:style-name="T44">Right console:</text:span></text:p>
      <text:list xml:id="list83735395193890" text:continue-numbering="true" text:style-name="L8">
        <text:list-item>
          <text:p text:style-name="P30"><text:span text:style-name="T24">OXYGEN supply switch</text:span> ... <text:span text:style-name="T24">ON</text:span> (in front of right hand controller)</text:p>
        </text:list-item>
        <text:list-item>
          <text:p text:style-name="P28"><text:span text:style-name="T24">ICS switch</text:span> ... <text:span text:style-name="T24">ON</text:span></text:p>
        </text:list-item>
        <text:list-item>
          <text:p text:style-name="P34"><text:span text:style-name="T24">RWR switch</text:span> ... <text:span text:style-name="T24">ON</text:span></text:p>
        </text:list-item>
        <text:list-item>
          <text:p text:style-name="P34"><text:span text:style-name="T24">EWWS switch</text:span> ... <text:span text:style-name="T24">ON</text:span></text:p>
        </text:list-item>
        <text:list-item>
          <text:p text:style-name="P36"><text:span text:style-name="T24">CMD MODE knob</text:span> ... <text:span text:style-name="T24">MAN ONLY</text:span><text:span text:style-name="T43"> or SEMIAUTO</text:span></text:p>
        </text:list-item>
      </text:list>
      <text:p text:style-name="P39">Other:</text:p>
      <text:list xml:id="list83735018127594" text:continue-numbering="true" text:style-name="L8">
        <text:list-item>
          <text:p text:style-name="P25"><text:span text:style-name="T24">Ejection seat</text:span> ... <text:span text:style-name="T24">ARM</text:span> (lever on left forward base of sea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30T08:37:33.637000000</dc:date>
    <meta:editing-duration>P1DT1H26M9S</meta:editing-duration>
    <meta:editing-cycles>8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6" meta:word-count="154" meta:character-count="770" meta:non-whitespace-character-count="656"/>
  </office:meta>
</office:document-meta>
</file>